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69fd" officeooo:paragraph-rsid="001b69fd"/>
    </style:style>
    <style:style style:name="P2" style:family="paragraph" style:parent-style-name="Standard">
      <style:text-properties fo:font-style="italic" officeooo:rsid="001b69fd" officeooo:paragraph-rsid="001b69fd" style:font-style-asian="italic" style:font-style-complex="italic"/>
    </style:style>
    <style:style style:name="P3" style:family="paragraph" style:parent-style-name="Standard">
      <style:paragraph-properties fo:text-align="justify" style:justify-single-word="false"/>
      <style:text-properties fo:font-style="italic" officeooo:rsid="001c6c98" officeooo:paragraph-rsid="001c6c98" style:font-style-asian="italic" style:font-style-complex="italic"/>
    </style:style>
    <style:style style:name="P4" style:family="paragraph" style:parent-style-name="Standard">
      <style:paragraph-properties fo:text-align="justify" style:justify-single-word="false"/>
      <style:text-properties fo:font-style="italic" officeooo:rsid="001d67c6" officeooo:paragraph-rsid="001d67c6" style:font-style-asian="italic" style:font-style-complex="italic"/>
    </style:style>
    <style:style style:name="P5" style:family="paragraph" style:parent-style-name="Standard">
      <style:paragraph-properties fo:text-align="justify" style:justify-single-word="false"/>
      <style:text-properties fo:font-style="italic" officeooo:rsid="0021df49" officeooo:paragraph-rsid="0021df49" style:font-style-asian="italic" style:font-style-complex="italic"/>
    </style:style>
    <style:style style:name="P6" style:family="paragraph" style:parent-style-name="Standard">
      <style:paragraph-properties fo:text-align="justify" style:justify-single-word="false"/>
      <style:text-properties fo:font-style="normal" officeooo:rsid="001b69fd" officeooo:paragraph-rsid="001b69fd" style:font-style-asian="normal" style:font-style-complex="normal"/>
    </style:style>
    <style:style style:name="P7" style:family="paragraph" style:parent-style-name="Standard">
      <style:paragraph-properties fo:text-align="justify" style:justify-single-word="false"/>
      <style:text-properties fo:font-style="normal" officeooo:rsid="001c2de2" officeooo:paragraph-rsid="001c2de2" style:font-style-asian="normal" style:font-style-complex="normal"/>
    </style:style>
    <style:style style:name="P8" style:family="paragraph" style:parent-style-name="Standard">
      <style:paragraph-properties fo:text-align="justify" style:justify-single-word="false"/>
      <style:text-properties fo:font-style="normal" officeooo:rsid="001c6018" officeooo:paragraph-rsid="001c6018" style:font-style-asian="normal" style:font-style-complex="normal"/>
    </style:style>
    <style:style style:name="P9" style:family="paragraph" style:parent-style-name="Standard">
      <style:paragraph-properties fo:text-align="justify" style:justify-single-word="false"/>
      <style:text-properties fo:font-style="normal" officeooo:rsid="001c6c98" officeooo:paragraph-rsid="001c6c98" style:font-style-asian="normal" style:font-style-complex="normal"/>
    </style:style>
    <style:style style:name="P10" style:family="paragraph" style:parent-style-name="Standard">
      <style:paragraph-properties fo:text-align="justify" style:justify-single-word="false"/>
      <style:text-properties fo:font-style="normal" officeooo:rsid="001e269b" officeooo:paragraph-rsid="001e269b" style:font-style-asian="normal" style:font-style-complex="normal"/>
    </style:style>
    <style:style style:name="P11" style:family="paragraph" style:parent-style-name="Standard">
      <style:paragraph-properties fo:text-align="justify" style:justify-single-word="false"/>
      <style:text-properties fo:font-style="normal" officeooo:rsid="001e269b" officeooo:paragraph-rsid="0020f2bd" style:font-style-asian="normal" style:font-style-complex="normal"/>
    </style:style>
    <style:style style:name="P12" style:family="paragraph" style:parent-style-name="Standard">
      <style:paragraph-properties fo:text-align="justify" style:justify-single-word="false"/>
      <style:text-properties fo:font-style="normal" officeooo:rsid="0021df49" officeooo:paragraph-rsid="0021df49" style:font-style-asian="normal" style:font-style-complex="normal"/>
    </style:style>
    <style:style style:name="T1" style:family="text">
      <style:text-properties officeooo:rsid="001c2de2"/>
    </style:style>
    <style:style style:name="T2" style:family="text">
      <style:text-properties officeooo:rsid="001c6018"/>
    </style:style>
    <style:style style:name="T3" style:family="text">
      <style:text-properties officeooo:rsid="001c6c98"/>
    </style:style>
    <style:style style:name="T4" style:family="text">
      <style:text-properties officeooo:rsid="001d67c6"/>
    </style:style>
    <style:style style:name="T5" style:family="text">
      <style:text-properties officeooo:rsid="001fff4a"/>
    </style:style>
    <style:style style:name="T6" style:family="text">
      <style:text-properties officeooo:rsid="0020f2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per Review:</text:p>
      <text:p text:style-name="P1"/>
      <text:p text:style-name="P2">Design Modeling and <text:span text:style-name="T3">C</text:span>ontrol of an Omni-Directional Aerial Vehicle (D. Brescianini &amp; R. D’Andrea)</text:p>
      <text:p text:style-name="P2"/>
      <text:p text:style-name="P7">MAV’s are able to perform various tasks, but they are usually under-actuated i.e. unable to <text:span text:style-name="T2">independently</text:span> control their force and torque <text:span text:style-name="T2">in all three dimensions. To achieve decoupled position and orientation control, many things were tested, but to efficiently overcome gravity, they were usually not able to fly at arbitrary orientations due to actuation constraints.</text:span></text:p>
      <text:p text:style-name="P7"/>
      <text:p text:style-name="P6"><text:span text:style-name="T2">Based on these observations t</text:span>his paper <text:span text:style-name="T1">focuses on a novel Omni-directional multi-rotor aerial vehicle with dynamical properties as independent as possible on the vehicle orientation.</text:span></text:p>
      <text:p text:style-name="P6"/>
      <text:p text:style-name="P8">The design is the result of an optimization problem. The idea is to maximize the vehicle's agility, which is defined by the maximum attainable force-torque output in any direction.</text:p>
      <text:p text:style-name="P8"/>
      <text:p text:style-name="P8">The paper proved the feasibility of the design approach and the vehicle’s capability to independently generate thrust and torque in all direction, but the simplified model to control the MAV was not able to fully decouple the vehicle’s translational and rotational dynamics.</text:p>
      <text:p text:style-name="P8"/>
      <text:p text:style-name="P3">Mechanical Design, <text:s/>Modelling and Control of a Novel Aerial Manipulator (A. Nikou, G. C. Gavridis <text:span text:style-name="T4">&amp; </text:span>K. J. Kyriakopoulos)</text:p>
      <text:p text:style-name="P3"/>
      <text:p text:style-name="P9">Complex manipulating tasks in unstructured and dynamic environments can be achieved with UAVs and active manipulation.</text:p>
      <text:p text:style-name="P9"/>
      <text:p text:style-name="P9">This paper focuses on a small autonomous aerial robot that interacts with the environment <text:s/>via an end-effector by applying desired forces and torques in a 6 DOF task space.</text:p>
      <text:p text:style-name="P9"/>
      <text:p text:style-name="P9">The design is based on an optimization which tend to minimize the body volume, maximize the controllability of the system, avoid eventual aerodynamic interactions and maximize the efficiency in performing manipulation tasks.</text:p>
      <text:p text:style-name="P9"/>
      <text:p text:style-name="P4">Voliro: An Omnidirectional Hexacopter with Tiltable Rotors (M. Kamel, S. Verling, O. Elkhatib, C. Sprecher, P. Wulkop, Z. Taylor, R. Siegwart &amp; I. Gilitschenski)</text:p>
      <text:p text:style-name="P9"/>
      <text:p text:style-name="P10">Enabling a drone to reach and hold any possible pose gives rise to many further applications such as drone-based inspection of bridges or complex camera motion for film shots. <text:span text:style-name="T5">To overcome the under-actuation problem many things have been tested with fixed propellers. Some things were tested with tilting rotors MAVs and all with limited success regarding the omni-directionality of the vehicle’s.</text:span></text:p>
      <text:p text:style-name="P10"/>
      <text:p text:style-name="P11">The focus of this paper is <text:span text:style-name="T6">to overcome the limitations of common commercially available multi-copters while keeping their advantages. The main idea was to place the propellers such that the counteracting forces would be as small as possible and that every propeller would contribute to the system in any configuration.</text:span></text:p>
      <text:p text:style-name="P11"/>
      <text:p text:style-name="P11"><text:span text:style-name="T6">The design is</text:span> a<text:span text:style-name="T6">n</text:span> hexacopter with tiltable rotors. As the rotors orientation can be fully controlled, this system allows for decoupling the control of position and orientation.</text:p>
      <text:p text:style-name="P10"/>
      <text:p text:style-name="P10"><text:soft-page-break/>The system provides an increased maneuverability using a control scheme based on allocation technique which achieved control with limited computation effort. However the slow dynamic of the rotor tilting motor coupled with this allocation techniques gives rise to problems.</text:p>
      <text:p text:style-name="P10"/>
      <text:p text:style-name="P5">Omnidirectional Aerial Vehicles with Unidirectional Thrusters: Analysis, Optimal Design, and Motion Control ( M.Tognon &amp; A. Franchi)</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09.230375405</meta:creation-date>
    <meta:generator>LibreOffice/5.1.6.2$Linux_X86_64 LibreOffice_project/10m0$Build-2</meta:generator>
    <dc:date>2018-05-29T16:46:28.871315399</dc:date>
    <meta:editing-duration>PT59M45S</meta:editing-duration>
    <meta:editing-cycles>13</meta:editing-cycles>
    <meta:document-statistic meta:table-count="0" meta:image-count="0" meta:object-count="0" meta:page-count="2" meta:paragraph-count="16" meta:word-count="481" meta:character-count="3203" meta:non-whitespace-character-count="2736"/>
  </office:meta>
</office:document-meta>
</file>